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dcd" officeooo:paragraph-rsid="001f9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reen Go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56:43.458355469</meta:creation-date>
    <dc:date>2026-05-05T12:57:32.410685245</dc:date>
    <meta:editing-duration>PT50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25.8.6.2$Linux_X86_64 LibreOffice_project/a46b460d1686bb49c718d2ef5f88b83ff2dc4981</meta:generator>
  </office:meta>
</office:document-meta>
</file>